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line-height="120%"/>
      <style:text-properties style:font-name="Calibri" style:font-name-complex="Calibri"/>
    </style:style>
    <style:style style:name="P2" style:parent-style-name="Standard" style:family="paragraph">
      <style:paragraph-properties fo:line-height="120%"/>
      <style:text-properties style:font-name="Calibri" style:font-name-complex="Calibri"/>
    </style:style>
    <style:style style:name="P3" style:parent-style-name="Standard" style:family="paragraph">
      <style:paragraph-properties fo:line-height="120%"/>
      <style:text-properties style:font-name="Calibri" style:font-name-complex="Calibri"/>
    </style:style>
    <style:style style:name="P4" style:parent-style-name="Standard" style:family="paragraph">
      <style:paragraph-properties fo:line-height="120%"/>
      <style:text-properties style:font-name="Calibri" style:font-name-complex="Calibri"/>
    </style:style>
    <style:style style:name="P5" style:parent-style-name="Standard" style:family="paragraph">
      <style:paragraph-properties fo:line-height="120%"/>
      <style:text-properties style:font-name="Calibri" style:font-name-complex="Calibri"/>
    </style:style>
    <style:style style:name="P6" style:parent-style-name="Standard" style:family="paragraph">
      <style:paragraph-properties fo:line-height="120%"/>
      <style:text-properties style:font-name="Calibri" style:font-name-complex="Calibri"/>
    </style:style>
    <style:style style:name="P7" style:parent-style-name="Standard" style:family="paragraph">
      <style:paragraph-properties fo:line-height="120%"/>
      <style:text-properties style:font-name="Calibri" style:font-name-complex="Calibri"/>
    </style:style>
    <style:style style:name="P8" style:parent-style-name="Standard" style:family="paragraph">
      <style:paragraph-properties fo:line-height="120%"/>
      <style:text-properties style:font-name="Calibri" style:font-name-complex="Calibri"/>
    </style:style>
    <style:style style:name="P9" style:parent-style-name="Standard" style:family="paragraph">
      <style:paragraph-properties fo:line-height="120%"/>
      <style:text-properties style:font-name="Calibri" style:font-name-complex="Calibri"/>
    </style:style>
    <style:style style:name="P10" style:parent-style-name="Standard" style:family="paragraph">
      <style:paragraph-properties fo:line-height="120%"/>
      <style:text-properties style:font-name="Calibri" style:font-name-complex="Calibri"/>
    </style:style>
    <style:style style:name="P11" style:parent-style-name="Standard" style:family="paragraph">
      <style:paragraph-properties fo:line-height="120%"/>
      <style:text-properties style:font-name="Calibri" style:font-name-complex="Calibri"/>
    </style:style>
    <style:style style:name="P12" style:parent-style-name="Standard" style:family="paragraph">
      <style:paragraph-properties fo:line-height="120%"/>
      <style:text-properties style:font-name="Calibri" style:font-name-complex="Calibri"/>
    </style:style>
    <style:style style:name="P13" style:parent-style-name="Standard" style:family="paragraph">
      <style:paragraph-properties fo:line-height="120%"/>
      <style:text-properties style:font-name="Calibri" style:font-name-complex="Calibri"/>
    </style:style>
    <style:style style:name="P14" style:parent-style-name="Standard" style:family="paragraph">
      <style:paragraph-properties fo:line-height="120%"/>
      <style:text-properties style:font-name="Calibri" style:font-name-complex="Calibri"/>
    </style:style>
    <style:style style:name="P15" style:parent-style-name="Standard" style:family="paragraph">
      <style:paragraph-properties fo:line-height="120%"/>
      <style:text-properties style:font-name="Calibri" style:font-name-complex="Calibri"/>
    </style:style>
    <style:style style:name="P16" style:parent-style-name="Standard" style:family="paragraph">
      <style:paragraph-properties fo:line-height="120%"/>
      <style:text-properties style:font-name="Calibri" style:font-name-complex="Calibri"/>
    </style:style>
    <style:style style:name="P17" style:parent-style-name="Standard" style:family="paragraph">
      <style:paragraph-properties fo:line-height="120%"/>
      <style:text-properties style:font-name="Calibri" style:font-name-complex="Calibri"/>
    </style:style>
    <style:style style:name="P18" style:parent-style-name="Standard" style:family="paragraph">
      <style:paragraph-properties fo:line-height="120%"/>
      <style:text-properties style:font-name="Calibri" style:font-name-complex="Calibri"/>
    </style:style>
    <style:style style:name="P19" style:parent-style-name="Standard" style:family="paragraph">
      <style:paragraph-properties fo:line-height="120%"/>
      <style:text-properties style:font-name="Calibri" style:font-name-complex="Calibri" fo:background-color="#FFFF00"/>
    </style:style>
    <style:style style:name="P20" style:parent-style-name="Standard" style:family="paragraph">
      <style:paragraph-properties fo:line-height="120%"/>
      <style:text-properties style:font-name="Calibri" style:font-name-complex="Calibri"/>
    </style:style>
    <style:style style:name="P21" style:parent-style-name="Standard" style:family="paragraph">
      <style:paragraph-properties fo:line-height="120%"/>
      <style:text-properties style:font-name="Calibri" style:font-name-complex="Calibri"/>
    </style:style>
    <style:style style:name="P22" style:parent-style-name="Standard" style:family="paragraph">
      <style:paragraph-properties fo:line-height="120%"/>
      <style:text-properties style:font-name="Calibri" style:font-name-complex="Calibri"/>
    </style:style>
    <style:style style:name="P23" style:parent-style-name="Standard" style:family="paragraph">
      <style:paragraph-properties fo:line-height="120%"/>
      <style:text-properties style:font-name="Calibri" style:font-name-complex="Calibri"/>
    </style:style>
    <style:style style:name="P24" style:parent-style-name="Standard" style:family="paragraph">
      <style:paragraph-properties fo:line-height="120%"/>
      <style:text-properties style:font-name="Calibri" style:font-name-complex="Calibri"/>
    </style:style>
    <style:style style:name="P25" style:parent-style-name="Standard" style:family="paragraph">
      <style:paragraph-properties fo:line-height="120%"/>
      <style:text-properties style:font-name="Calibri" style:font-name-complex="Calibri"/>
    </style:style>
    <style:style style:name="P26" style:parent-style-name="Standard" style:family="paragraph">
      <style:paragraph-properties fo:line-height="120%"/>
      <style:text-properties style:font-name="Calibri" style:font-name-complex="Calibri"/>
    </style:style>
    <style:style style:name="P27" style:parent-style-name="Standard" style:family="paragraph">
      <style:paragraph-properties fo:line-height="120%"/>
      <style:text-properties style:font-name="Calibri" style:font-name-complex="Calibri"/>
    </style:style>
    <style:style style:name="P28" style:parent-style-name="Standard" style:family="paragraph">
      <style:paragraph-properties fo:line-height="120%"/>
      <style:text-properties style:font-name="Calibri" style:font-name-complex="Calibri"/>
    </style:style>
    <style:style style:name="P29" style:parent-style-name="Standard" style:family="paragraph">
      <style:paragraph-properties fo:line-height="120%"/>
      <style:text-properties style:font-name="Calibri" style:font-name-complex="Calibri"/>
    </style:style>
    <style:style style:name="P30" style:parent-style-name="Standard" style:family="paragraph">
      <style:paragraph-properties fo:line-height="120%"/>
      <style:text-properties style:font-name="Calibri" style:font-name-complex="Calibri"/>
    </style:style>
    <style:style style:name="P31" style:parent-style-name="Standard" style:family="paragraph">
      <style:paragraph-properties fo:line-height="120%"/>
      <style:text-properties style:font-name="Calibri" style:font-name-complex="Calibri"/>
    </style:style>
    <style:style style:name="P32" style:parent-style-name="Standard" style:family="paragraph">
      <style:paragraph-properties fo:line-height="120%"/>
      <style:text-properties style:font-name="Calibri" style:font-name-complex="Calibri"/>
    </style:style>
    <style:style style:name="P33" style:parent-style-name="Standard" style:family="paragraph">
      <style:paragraph-properties fo:line-height="120%"/>
      <style:text-properties style:font-name="Calibri" style:font-name-complex="Calibri"/>
    </style:style>
    <style:style style:name="P34" style:parent-style-name="Standard" style:family="paragraph">
      <style:paragraph-properties fo:line-height="120%"/>
      <style:text-properties style:font-name="Calibri" style:font-name-complex="Calibri"/>
    </style:style>
    <style:style style:name="P35" style:parent-style-name="Standard" style:family="paragraph">
      <style:paragraph-properties fo:line-height="120%"/>
      <style:text-properties style:font-name="Calibri" style:font-name-complex="Calibri"/>
    </style:style>
    <style:style style:name="P36" style:parent-style-name="Standard" style:family="paragraph">
      <style:paragraph-properties fo:line-height="120%"/>
      <style:text-properties style:font-name="Calibri" style:font-name-complex="Calibri"/>
    </style:style>
    <style:style style:name="P37" style:parent-style-name="Standard" style:family="paragraph">
      <style:paragraph-properties fo:line-height="120%"/>
      <style:text-properties style:font-name="Calibri" style:font-name-complex="Calibri"/>
    </style:style>
    <style:style style:name="P38" style:parent-style-name="Standard" style:family="paragraph">
      <style:paragraph-properties fo:line-height="120%"/>
      <style:text-properties style:font-name="Calibri" style:font-name-complex="Calibri"/>
    </style:style>
    <style:style style:name="P39" style:parent-style-name="Standard" style:family="paragraph">
      <style:paragraph-properties fo:line-height="120%"/>
      <style:text-properties style:font-name="Calibri" style:font-name-complex="Calibri"/>
    </style:style>
    <style:style style:name="P40" style:parent-style-name="Standard" style:family="paragraph">
      <style:paragraph-properties fo:line-height="120%"/>
      <style:text-properties style:font-name="Calibri" style:font-name-complex="Calibri"/>
    </style:style>
    <style:style style:name="P41" style:parent-style-name="Standard" style:family="paragraph">
      <style:paragraph-properties fo:line-height="120%"/>
      <style:text-properties style:font-name="Calibri" style:font-name-complex="Calibri"/>
    </style:style>
    <style:style style:name="P42" style:parent-style-name="Standard" style:family="paragraph">
      <style:paragraph-properties fo:line-height="120%"/>
      <style:text-properties style:font-name="Calibri" style:font-name-complex="Calibri"/>
    </style:style>
    <style:style style:name="P43" style:parent-style-name="Standard" style:family="paragraph">
      <style:paragraph-properties fo:line-height="120%"/>
      <style:text-properties style:font-name="Calibri" style:font-name-complex="Calibri"/>
    </style:style>
    <style:style style:name="P44" style:parent-style-name="Standard" style:family="paragraph">
      <style:paragraph-properties fo:line-height="120%"/>
      <style:text-properties style:font-name="Calibri" style:font-name-complex="Calibri"/>
    </style:style>
    <style:style style:name="P45" style:parent-style-name="Standard" style:family="paragraph">
      <style:paragraph-properties fo:line-height="120%"/>
      <style:text-properties style:font-name="Calibri" style:font-name-complex="Calibri"/>
    </style:style>
    <style:style style:name="P46" style:parent-style-name="Standard" style:family="paragraph">
      <style:paragraph-properties fo:line-height="120%"/>
      <style:text-properties style:font-name="Calibri" style:font-name-complex="Calibri"/>
    </style:style>
    <style:style style:name="P47" style:parent-style-name="Standard" style:family="paragraph">
      <style:paragraph-properties fo:line-height="120%"/>
      <style:text-properties style:font-name="Calibri" style:font-name-complex="Calibri"/>
    </style:style>
    <style:style style:name="P48" style:parent-style-name="Standard" style:family="paragraph">
      <style:paragraph-properties fo:line-height="120%"/>
    </style:style>
    <style:style style:name="T49" style:parent-style-name="Absatz-Standardschriftart" style:family="text">
      <style:text-properties style:font-name="Calibri" style:font-name-complex="Calibri"/>
    </style:style>
    <style:style style:name="P50" style:parent-style-name="Standard" style:family="paragraph">
      <style:paragraph-properties fo:line-height="120%"/>
      <style:text-properties style:font-name="Calibri" style:font-name-complex="Calibri" fo:language="de" fo:country="DE"/>
    </style:style>
    <style:style style:name="P51" style:parent-style-name="Standard" style:family="paragraph">
      <style:paragraph-properties fo:line-height="120%"/>
      <style:text-properties style:font-name="Calibri" style:font-name-complex="Calibri" fo:language="de" fo:country="DE"/>
    </style:style>
    <style:style style:name="P52" style:parent-style-name="Standard" style:family="paragraph">
      <style:paragraph-properties fo:line-height="120%"/>
      <style:text-properties style:font-name="Calibri" style:font-name-complex="Calibri" fo:language="de" fo:country="DE"/>
    </style:style>
    <style:style style:name="P53" style:parent-style-name="Standard" style:family="paragraph">
      <style:paragraph-properties fo:line-height="120%"/>
      <style:text-properties style:font-name="Calibri" style:font-name-complex="Calibri"/>
    </style:style>
    <style:style style:name="P54" style:parent-style-name="Standard" style:family="paragraph">
      <style:paragraph-properties fo:line-height="120%"/>
      <style:text-properties style:font-name="Calibri" style:font-name-complex="Calibri"/>
    </style:style>
    <style:style style:name="P55" style:parent-style-name="Standard" style:family="paragraph">
      <style:paragraph-properties fo:line-height="120%"/>
      <style:text-properties style:font-name="Calibri" style:font-name-complex="Calibri"/>
    </style:style>
    <style:style style:name="P56" style:parent-style-name="Standard" style:family="paragraph">
      <style:paragraph-properties fo:line-height="120%"/>
      <style:text-properties style:font-name="Calibri" style:font-name-complex="Calibri"/>
    </style:style>
    <style:style style:name="P57" style:parent-style-name="Standard" style:family="paragraph">
      <style:paragraph-properties fo:line-height="120%"/>
      <style:text-properties style:font-name="Calibri" style:font-name-complex="Calibri"/>
    </style:style>
    <style:style style:name="P58" style:parent-style-name="Standard" style:family="paragraph">
      <style:paragraph-properties fo:line-height="120%"/>
      <style:text-properties style:font-name="Calibri" style:font-name-complex="Calibri"/>
    </style:style>
    <style:style style:name="P59" style:parent-style-name="Standard" style:family="paragraph">
      <style:paragraph-properties fo:line-height="120%"/>
      <style:text-properties style:font-name="Calibri" style:font-name-complex="Calibri"/>
    </style:style>
    <style:style style:name="P60" style:parent-style-name="Standard" style:family="paragraph">
      <style:paragraph-properties fo:line-height="120%"/>
      <style:text-properties style:font-name="Calibri" style:font-name-complex="Calibri"/>
    </style:style>
    <style:style style:name="P61" style:parent-style-name="Standard" style:family="paragraph">
      <style:paragraph-properties fo:line-height="120%"/>
      <style:text-properties style:font-name="Calibri" style:font-name-complex="Calibri"/>
    </style:style>
    <style:style style:name="P62" style:parent-style-name="Standard" style:family="paragraph">
      <style:paragraph-properties fo:line-height="120%"/>
      <style:text-properties style:font-name="Calibri" style:font-name-complex="Calibri"/>
    </style:style>
    <style:style style:name="P63" style:parent-style-name="Standard" style:family="paragraph">
      <style:paragraph-properties fo:line-height="120%"/>
      <style:text-properties style:font-name="Calibri" style:font-name-complex="Calibri"/>
    </style:style>
  </office:automatic-styles>
  <office:body>
    <office:text text:use-soft-page-breaks="true">
      <text:p text:style-name="P1"><text:bookmark-start text:name="_Hlk194978868"/>Das Ad Absurdum des Manifests der unseren Welt beklagte all zu Tage nur das Geld. Ich schüttel den Kopf, war ruinierend, was mir den Halte bietend. Doch so extrem muss man es nicht sehen. Es war derarten Zwang, derer Drang man nicht verspürt. Der Druck von außen kam und dann war ich berührt. Negativ zugleich, doch rührlich, wie flüssiger Pudding, so fühlt man sich dann auch. Murrend-Schnapssalat der Gliederspaltend-Artkanal im Lufte holen Wind-Anal. Ich muss schon lachen ob des Grauses. Er war derarten Grauselauf im Glückskanal, der aller festen Spaltung galt. Die größte, das versteh ich jetzt, war die des Artenrecht, sich zu verlaufen in synoptischen Kanälen, die der Haltung mehren. Ich kräusle die Lippen. Zu müde macht mich dieses Thema. So stopp ich den Sermon. […]<text:s/></text:p>
      <text:p text:style-name="P2">In Sieberlingens Traumgestade waren Tage bestellt, die schöner hätten nicht sein können. Ob des Wunsches nach Beweisen stopp ich hier in mir, was fortan wäre ungesichert, wenn einer Haltung bunt erbittert. […] War ich hierzulande nicht viel mehr? Ja, mehr, sicherlich. Um einiges mehr. Von wertenden und gewertetem, von rechtens und unrechtens, und nicht zuletzt, der Wertfreiheit. Die Freiheit im Wert, der Wert der Freiheit, freiheitswertend, werte Freiheit; Freiheit ist mein Werte!</text:p>
      <text:p text:style-name="P3"/>
      <text:p text:style-name="P4">Ohn‘ die Freiheit werte ich.</text:p>
      <text:p text:style-name="P5">Ohne die Werte bin ich freier im Sein, als mit Werten.</text:p>
      <text:p text:style-name="P6">Wenn die Werte gelten, dann gelten sie gesetzend!</text:p>
      <text:p text:style-name="P7">Gesetze machen frei…?! War es nicht das Spalier?!</text:p>
      <text:p text:style-name="P8">Die Normenschaft. Die ich so gut kenne…? In Natur</text:p>
      <text:p text:style-name="P9">Kennt man nur Liebe. Und diese war des Echtens wegen</text:p>
      <text:p text:style-name="P10">zu leben und zu bestreben. Angst und Panikmache<text:s/></text:p>
      <text:p text:style-name="P11">bringen uns nicht weiter. Die Schubladensatz-Struktur</text:p>
      <text:p text:style-name="P12">ist so brachial verhärtet…! Es gab nur Schubladen. Und</text:p>
      <text:p text:style-name="P13">schlimmer noch, den Mensch in Schubladen. Eine links</text:p>
      <text:p text:style-name="P14">eine rechts und beide hassen sich. Wie dumm kann man sein…?</text:p>
      <text:p text:style-name="P15">So haben einer Angst vor Unrecht, werten Liebe schlechtes</text:p>
      <text:p text:style-name="P16">Zugunsten der Verfügung über Rechte der anderen. War Schloss…</text:p>
      <text:p text:style-name="P17">Ich suche die Gefühle nicht zu werten. Wertbar war, was Achtung galten.</text:p>
      <text:p text:style-name="P18">Worte geschachtelt wie Eichenräume, im Lasterzwelch der Laichenbäume.</text:p>
      <text:p text:style-name="P19"/>
      <text:p text:style-name="P20"/>
      <text:p text:style-name="P21">Doch bunter Bäume bot Gebaren, besten Bastelns bunter Bilder braten.</text:p>
      <text:p text:style-name="P22">Bierschaum in Gesellschaft. Wertete ich schlecht. Als Symbol für Niedertracht.</text:p>
      <text:p text:style-name="P23">Der Abschaum!! War derarten stark vertreten, dass schachtelnd Satzes, Platze macht!!</text:p>
      <text:p text:style-name="P24">Ich beruhige mich wieder… gib Acht und sei Wohl auf. Der Artis hoh‘, der Werte Lauf.</text:p>
      <text:p text:style-name="P25">Im Fortgang immerwährend, ach wie wär‘ das leidig schön. So köstlich lebendig. Im<text:s/></text:p>
      <text:p text:style-name="P26">Geiste verwöhnen. Sinnlich berührend und leiblich vertönend. Brach Lastermitte aus</text:p>
      <text:p text:style-name="P27">Mir heraus? Ja der Mitte sollte Liebe gelten. Das war der meiner Friedens echte…</text:p>
      <text:p text:style-name="P28">Ich bin traurig ob des Klangkarussels der Farbennamen im Winderahmen nicht zu<text:s/></text:p>
      <text:p text:style-name="P29">Erhalten, wenn nicht all gegolten, der Kunstlore Worten. Doch das war nicht ganz</text:p>
      <text:soft-page-break/>
      <text:p text:style-name="P30">Im Takt der Reimensatze. Horten Platze gebar wohl dir, darauf kannst du stolz sein</text:p>
      <text:p text:style-name="P31">Robin. Gefunden hast du deinen Hobby. Im immerwährend allzu reichen Himmel-</text:p>
      <text:p text:style-name="P32">Reich bot Artis-Logen Allerhalt. Danke. Himmel sei Dank gibt es die hohen Künste.</text:p>
      <text:p text:style-name="P33"><text:s/>Was tät ich ohne sie…. Will es nicht verstehen, gar nicht auszumalen. Wohl denn</text:p>
      <text:p text:style-name="P34">Eher des Malens wegen, denn des Ergebnis sehnend. Wohin die Künste tragen hier</text:p>
      <text:p text:style-name="P35">War magisch stark, so sag ich dir. Hoh‘ geballt wie Eichräume. Bunte Bäume.</text:p>
      <text:p text:style-name="P36">Ein Baum, ein Kind, du Himmel singt. Das war der Wunder hier. War Kopf, war klar,</text:p>
      <text:p text:style-name="P37">doch war der Denkenarten stark verkannt, wenn man nur stände mit Verstand. Oh,</text:p>
      <text:p text:style-name="P38">unersetzlich dankbar bin ich für den Verstand aktiv im starken Leben hier bei mir…</text:p>
      <text:p text:style-name="P39">Aber lehren, was wir nicht verstehen, das kann der Verstand nun mal nicht sehen.</text:p>
      <text:p text:style-name="P40">So waren es, wie immer, mehr die Metaphern, der Windemeere-Lüftespiel,<text:s/></text:p>
      <text:p text:style-name="P41">der Zauberpuder-Klüftespiel. Der Spiele waren viele…. Arten…. Reich erlogen,</text:p>
      <text:p text:style-name="P42">um so ründiches zu verbogenen Mantelhangesschwere tat nicht an im Trick.</text:p>
      <text:p text:style-name="P43">Der Hirtentrick der Knaster rate, war dermaßen stark, verkannte war, was all erhalt</text:p>
      <text:p text:style-name="P44">Der sorgsam lehre was dir Halt galt. (Stimmt, meine ich; Robin) Es waren so bunter Liebesfederzisch im Puffpuff Liebemine Kanal der Glitzerspiele Quadratanal.</text:p>
      <text:p text:style-name="P45">Wahr, schön, stark, krönen. Hart verwöhnen, und Art verlöhnen. [Unartig, so sag ich dir,</text:p>
      <text:p text:style-name="P46">war lautrer Kundmanier.] … [Die Macht der Zauber falt ich dir] War Glitzerfee :D war wieder<text:s/></text:p>
      <text:p text:style-name="P47">wahr. War wieder hier. War wieder klar, weniger Gier. Widerworte ohne Horte.</text:p>
      <text:p text:style-name="P48"><text:span text:style-name="T49">Die Kritik kennt bei mir oft kein Maß. Das war’s.</text:span></text:p>
      <text:p text:style-name="P50"/>
      <text:p text:style-name="P51">##</text:p>
      <text:p text:style-name="P52"/>
      <text:p text:style-name="P53"><text:bookmark-end text:name="_Hlk194978868"/>die schöner waren, als hier zu Lande. Und noch viel mehr als das, war es der Himmelsplatz, der Manifest im Artenschatz der Traumeswelten Gabelsatz. Denn die Gabel war gewunden und bat rundliches verdeckend, was wir uns aus den Nestern häcken. Des Pfadewindes Faltigkeit war Wunderfarben reich. Denn surreal war die Natur ins Freudenthales Stammkultur. Und froh war Wald und Welt und Sorge galt als nicht bestellt.<text:s/></text:p>
      <text:p text:style-name="P54"/>
      <text:p text:style-name="P55">Sieberling und Silberwind, die Freiheit selbst bestimmt, was als Freiheit gelte, der Seitenmenschen Modrigkeit, die kennen dieser Seiten nicht, der Weltenartenstrich. In Luzidität, da sprichts "Was ist?!" und war schon all gewesen, nichts zu besehnen, verschmerzen, missachten, oder zu leugenen, denn der Moment selbst war Paradies, so würde sich die Erdenschöpfung selbst verbeugen, vor derer Artenstolzes leugnen!</text:p>
      <text:p text:style-name="P56"/>
      <text:p text:style-name="P57"/>
      <text:p text:style-name="P58">Nächte, klar und rein, wie es nur am Sieberl' Ufer war, da Spiegelmeer, hier war verästlet, noch mehr die Äste-Artigkeit in Sieberlingens Traumgestalt. Samt Silberwinde zugeteilt, galt Traumgestad' hoh' Einigkeit. Dies Feuer loot umfachend weit, der Weltenschergen Kranzes stellten, in wunderbaren Waldeswelten. Denn dieser Kranz war mehr der Franz, denn der Josef, denn dieser war begnadet und kokste. *wild laughter*<text:s/></text:p>
      <text:soft-page-break/>
      <text:p text:style-name="P59">Die Introspektive wöllt dort in diesen herrlichen Welten eines allumfänglichen Wunders gelten. Denn dort trat ein, wer aus sich raus kam, der war derarten brauchbar, so sorgsam. In sich hinein zu finden, heißt in bunter Liebe binden, was dazumal die Kraft gebar, die Gott, so allumfänglich war. Stabil im Halt der sterblichen Welten, fortan des Satzes dem Herrlichen geltend.</text:p>
      <text:p text:style-name="P60"/>
      <text:p text:style-name="P61">Liebe gibt. Warum nicht nutzen?</text:p>
      <text:p text:style-name="P62"/>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background-fill draw:fill="solid"/>
      </style:paragraph-properties>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obin Pape</dc:creator>
    <meta:creation-date>2009-04-16T11:32:00Z</meta:creation-date>
    <dc:date>2025-04-08T02:28:00Z</dc:date>
    <meta:template xlink:href="Normal.dotm" xlink:type="simple"/>
    <meta:editing-cycles>3</meta:editing-cycles>
    <meta:editing-duration>PT0S</meta:editing-duration>
    <meta:user-defined meta:name="Info 1"/>
    <meta:user-defined meta:name="Info 2"/>
    <meta:user-defined meta:name="Info 3"/>
    <meta:user-defined meta:name="Info 4"/>
    <meta:document-statistic meta:page-count="3" meta:paragraph-count="12" meta:word-count="830" meta:character-count="6048" meta:row-count="43" meta:non-whitespace-character-count="5230"/>
  </office:meta>
</office:document-meta>
</file>